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바탕1" svg:font-family="바탕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automatic-styles>
    <style:style style:name="P1" style:family="paragraph" style:parent-style-name="Standard">
      <style:text-properties officeooo:rsid="001172d7" officeooo:paragraph-rsid="001e295a"/>
    </style:style>
    <style:style style:name="P2" style:family="paragraph" style:parent-style-name="Standard">
      <style:text-properties officeooo:rsid="001172d7" officeooo:paragraph-rsid="001eae62"/>
    </style:style>
    <style:style style:name="P3" style:family="paragraph" style:parent-style-name="Standard">
      <style:text-properties officeooo:rsid="001172d7" officeooo:paragraph-rsid="001f580a"/>
    </style:style>
    <style:style style:name="P4" style:family="paragraph" style:parent-style-name="Standard">
      <style:text-properties officeooo:rsid="001172d7" officeooo:paragraph-rsid="00248740"/>
    </style:style>
    <style:style style:name="P5" style:family="paragraph" style:parent-style-name="Standard">
      <style:text-properties fo:font-weight="bold" officeooo:rsid="002cdef8" officeooo:paragraph-rsid="00248740" style:font-weight-asian="bold" style:font-weight-complex="bold"/>
    </style:style>
    <style:style style:name="P6" style:family="paragraph" style:parent-style-name="Standard">
      <style:text-properties fo:font-weight="bold" officeooo:rsid="001172d7" officeooo:paragraph-rsid="001e295a" style:font-weight-asian="bold" style:font-weight-complex="bold"/>
    </style:style>
    <style:style style:name="P7" style:family="paragraph" style:parent-style-name="Standard">
      <style:text-properties fo:font-weight="bold" officeooo:rsid="001172d7" officeooo:paragraph-rsid="001eae62" style:font-weight-asian="bold" style:font-weight-complex="bold"/>
    </style:style>
    <style:style style:name="P8" style:family="paragraph" style:parent-style-name="Standard">
      <style:text-properties fo:font-weight="bold" officeooo:rsid="001172d7" officeooo:paragraph-rsid="001f580a" style:font-weight-asian="bold" style:font-weight-complex="bold"/>
    </style:style>
    <style:style style:name="P9" style:family="paragraph" style:parent-style-name="Standard">
      <style:text-properties fo:font-weight="bold" officeooo:rsid="001172d7" officeooo:paragraph-rsid="00248740" style:font-weight-asian="bold" style:font-weight-complex="bold"/>
    </style:style>
    <style:style style:name="P10" style:family="paragraph" style:parent-style-name="Standard">
      <style:text-properties fo:font-weight="bold" officeooo:paragraph-rsid="001e295a" style:font-weight-asian="bold" style:font-weight-complex="bold"/>
    </style:style>
    <style:style style:name="P11" style:family="paragraph" style:parent-style-name="Standard">
      <style:text-properties fo:font-weight="bold" officeooo:rsid="001d9fff" officeooo:paragraph-rsid="001e295a" style:font-weight-asian="bold" style:font-weight-complex="bold"/>
    </style:style>
    <style:style style:name="P12" style:family="paragraph" style:parent-style-name="Standard">
      <style:text-properties fo:font-weight="bold" officeooo:paragraph-rsid="001f580a" style:font-weight-asian="bold" style:font-weight-complex="bold"/>
    </style:style>
    <style:style style:name="P13" style:family="paragraph" style:parent-style-name="Standard">
      <style:text-properties fo:font-weight="bold" officeooo:rsid="000771ae" officeooo:paragraph-rsid="00213690" style:font-weight-asian="bold" style:font-weight-complex="bold"/>
    </style:style>
    <style:style style:name="P14" style:family="paragraph" style:parent-style-name="Standard">
      <style:text-properties fo:font-weight="bold" officeooo:rsid="000771ae" officeooo:paragraph-rsid="002446c6" style:font-weight-asian="bold" style:font-weight-complex="bold"/>
    </style:style>
    <style:style style:name="P15" style:family="paragraph" style:parent-style-name="Standard">
      <style:text-properties fo:font-weight="bold" officeooo:rsid="000771ae" officeooo:paragraph-rsid="00248740" style:font-weight-asian="bold" style:font-weight-complex="bold"/>
    </style:style>
    <style:style style:name="P16" style:family="paragraph" style:parent-style-name="Standard">
      <style:text-properties fo:font-weight="bold" officeooo:paragraph-rsid="002446c6" style:font-weight-asian="bold" style:font-weight-complex="bold"/>
    </style:style>
    <style:style style:name="P17" style:family="paragraph" style:parent-style-name="Standard">
      <style:text-properties fo:font-weight="bold" officeooo:paragraph-rsid="00248740" style:font-weight-asian="bold" style:font-weight-complex="bold"/>
    </style:style>
    <style:style style:name="P18" style:family="paragraph" style:parent-style-name="Standard">
      <style:text-properties officeooo:paragraph-rsid="001e295a"/>
    </style:style>
    <style:style style:name="P19" style:family="paragraph" style:parent-style-name="Standard">
      <style:text-properties officeooo:rsid="002cdef8" officeooo:paragraph-rsid="001e295a"/>
    </style:style>
    <style:style style:name="P20" style:family="paragraph" style:parent-style-name="Standard">
      <style:text-properties officeooo:rsid="002cdef8" officeooo:paragraph-rsid="001eae62"/>
    </style:style>
    <style:style style:name="P21" style:family="paragraph" style:parent-style-name="Standard">
      <style:text-properties officeooo:rsid="002cdef8" officeooo:paragraph-rsid="001f580a"/>
    </style:style>
    <style:style style:name="P22" style:family="paragraph" style:parent-style-name="Standard">
      <style:text-properties officeooo:paragraph-rsid="001e295a" style:font-weight-complex="bold"/>
    </style:style>
    <style:style style:name="P23" style:family="paragraph" style:parent-style-name="Standard">
      <style:text-properties fo:font-size="15pt" officeooo:paragraph-rsid="001e295a" style:font-size-asian="15pt" style:font-size-complex="15pt"/>
    </style:style>
    <style:style style:name="P24" style:family="paragraph" style:parent-style-name="Standard">
      <style:text-properties fo:font-size="10pt" officeooo:paragraph-rsid="001e295a" style:font-size-asian="10pt" style:font-size-complex="10pt"/>
    </style:style>
    <style:style style:name="P25" style:family="paragraph" style:parent-style-name="Standard">
      <style:text-properties officeooo:rsid="001d9fff" officeooo:paragraph-rsid="001e295a"/>
    </style:style>
    <style:style style:name="P26" style:family="paragraph" style:parent-style-name="Standard">
      <style:text-properties fo:font-weight="normal" officeooo:rsid="001172d7" officeooo:paragraph-rsid="001eae62" style:font-weight-asian="normal" style:font-weight-complex="normal"/>
    </style:style>
    <style:style style:name="P27" style:family="paragraph" style:parent-style-name="Standard">
      <style:text-properties fo:font-weight="normal" officeooo:rsid="001172d7" officeooo:paragraph-rsid="001f580a" style:font-weight-asian="normal" style:font-weight-complex="normal"/>
    </style:style>
    <style:style style:name="P28" style:family="paragraph" style:parent-style-name="Standard">
      <style:text-properties officeooo:rsid="001cbedc" officeooo:paragraph-rsid="001f580a"/>
    </style:style>
    <style:style style:name="P29" style:family="paragraph" style:parent-style-name="Standard">
      <style:text-properties officeooo:paragraph-rsid="001f580a"/>
    </style:style>
    <style:style style:name="P30" style:family="paragraph" style:parent-style-name="Standard">
      <style:text-properties officeooo:rsid="000771ae" officeooo:paragraph-rsid="00213690"/>
    </style:style>
    <style:style style:name="P31" style:family="paragraph" style:parent-style-name="Standard">
      <style:text-properties officeooo:paragraph-rsid="002446c6"/>
    </style:style>
    <style:style style:name="P32" style:family="paragraph" style:parent-style-name="Standard">
      <style:text-properties officeooo:paragraph-rsid="00248740"/>
    </style:style>
    <style:style style:name="P33" style:family="paragraph" style:parent-style-name="Standard">
      <style:text-properties style:font-name="바탕1" fo:font-size="10.5pt" officeooo:rsid="00367783" officeooo:paragraph-rsid="00248740" style:font-name-asian="바탕1" style:font-size-asian="10.5pt" style:font-name-complex="바탕1" style:font-size-complex="10.5pt"/>
    </style:style>
    <style:style style:name="P34" style:family="paragraph" style:parent-style-name="Standard">
      <style:text-properties style:font-name="바탕1" fo:font-size="10.5pt" officeooo:rsid="00347fa1" officeooo:paragraph-rsid="00248740" style:font-name-asian="바탕1" style:font-size-asian="10.5pt" style:font-name-complex="바탕1" style:font-size-complex="10.5pt"/>
    </style:style>
    <style:style style:name="P35" style:family="paragraph" style:parent-style-name="Standard">
      <style:text-properties style:font-name="바탕1" fo:font-size="10.5pt" officeooo:rsid="003631c0" officeooo:paragraph-rsid="00248740" style:font-name-asian="바탕1" style:font-size-asian="10.5pt" style:font-name-complex="바탕1" style:font-size-complex="10.5pt"/>
    </style:style>
    <style:style style:name="P36" style:family="paragraph" style:parent-style-name="Standard">
      <style:text-properties style:font-name="바탕1" fo:font-size="10.5pt" officeooo:rsid="00369e98" officeooo:paragraph-rsid="00248740" style:font-name-asian="바탕1" style:font-size-asian="10.5pt" style:font-name-complex="바탕1" style:font-size-complex="10.5pt"/>
    </style:style>
    <style:style style:name="P37" style:family="paragraph" style:parent-style-name="Standard">
      <style:text-properties style:font-name="바탕1" officeooo:rsid="00361501" officeooo:paragraph-rsid="00248740" style:font-name-asian="바탕1" style:font-name-complex="바탕1"/>
    </style:style>
    <style:style style:name="P38" style:family="paragraph" style:parent-style-name="Standard">
      <style:text-properties fo:font-size="10.5pt" officeooo:rsid="003631c0" officeooo:paragraph-rsid="00248740" style:font-size-asian="10.5pt" style:font-size-complex="10.5pt"/>
    </style:style>
    <style:style style:name="P39" style:family="paragraph" style:parent-style-name="Standard">
      <style:paragraph-properties fo:margin-left="0cm" fo:margin-right="0cm" fo:text-indent="0.423cm" style:auto-text-indent="false"/>
      <style:text-properties officeooo:paragraph-rsid="001f580a"/>
    </style:style>
    <style:style style:name="P40" style:family="paragraph" style:parent-style-name="Standard" style:list-style-name="L1">
      <style:text-properties officeooo:rsid="001172d7" officeooo:paragraph-rsid="001e295a"/>
    </style:style>
    <style:style style:name="P41" style:family="paragraph" style:parent-style-name="Standard" style:list-style-name="L2">
      <style:text-properties officeooo:rsid="001172d7" officeooo:paragraph-rsid="001f580a"/>
    </style:style>
    <style:style style:name="P42" style:family="paragraph" style:parent-style-name="Standard" style:list-style-name="L3">
      <style:text-properties officeooo:rsid="001172d7" officeooo:paragraph-rsid="00248740"/>
    </style:style>
    <style:style style:name="P43" style:family="paragraph" style:parent-style-name="Standard" style:list-style-name="L4">
      <style:text-properties officeooo:rsid="001172d7" officeooo:paragraph-rsid="00248740"/>
    </style:style>
    <style:style style:name="P44" style:family="paragraph" style:parent-style-name="Standard" style:list-style-name="L5">
      <style:text-properties officeooo:rsid="001172d7" officeooo:paragraph-rsid="00248740"/>
    </style:style>
    <style:style style:name="P45" style:family="paragraph" style:parent-style-name="Standard" style:list-style-name="L6">
      <style:text-properties officeooo:rsid="001172d7" officeooo:paragraph-rsid="00248740"/>
    </style:style>
    <style:style style:name="P46" style:family="paragraph" style:parent-style-name="Standard" style:list-style-name="L7">
      <style:text-properties officeooo:rsid="001172d7" officeooo:paragraph-rsid="00248740"/>
    </style:style>
    <style:style style:name="P47" style:family="paragraph" style:parent-style-name="Standard" style:list-style-name="L8">
      <style:text-properties officeooo:rsid="001172d7" officeooo:paragraph-rsid="00248740"/>
    </style:style>
    <style:style style:name="P48" style:family="paragraph" style:parent-style-name="Standard">
      <style:text-properties officeooo:rsid="001172d7" officeooo:paragraph-rsid="001e295a"/>
    </style:style>
    <style:style style:name="P49" style:family="paragraph" style:parent-style-name="Standard">
      <style:text-properties fo:font-weight="bold" officeooo:rsid="002cdef8" officeooo:paragraph-rsid="00254282" style:font-weight-asian="bold" style:font-weight-complex="bold"/>
    </style:style>
    <style:style style:name="P50" style:family="paragraph" style:parent-style-name="Standard">
      <style:text-properties fo:font-weight="bold" officeooo:rsid="002cdef8" officeooo:paragraph-rsid="00248740" style:font-weight-asian="bold" style:font-weight-complex="bold"/>
    </style:style>
    <style:style style:name="P51" style:family="paragraph" style:parent-style-name="Standard">
      <style:text-properties fo:font-weight="bold" officeooo:rsid="001172d7" officeooo:paragraph-rsid="001eae62" style:font-weight-asian="bold" style:font-weight-complex="bold"/>
    </style:style>
    <style:style style:name="P52" style:family="paragraph" style:parent-style-name="Standard">
      <style:text-properties fo:font-weight="bold" officeooo:rsid="001172d7" officeooo:paragraph-rsid="001f580a" style:font-weight-asian="bold" style:font-weight-complex="bold"/>
    </style:style>
    <style:style style:name="P53" style:family="paragraph" style:parent-style-name="Standard">
      <style:text-properties fo:font-weight="bold" officeooo:rsid="001172d7" officeooo:paragraph-rsid="00248740" style:font-weight-asian="bold" style:font-weight-complex="bold"/>
    </style:style>
    <style:style style:name="P54" style:family="paragraph" style:parent-style-name="Standard">
      <style:text-properties officeooo:rsid="001d9fff" officeooo:paragraph-rsid="001e295a"/>
    </style:style>
    <style:style style:name="P55" style:family="paragraph" style:parent-style-name="Standard">
      <style:text-properties officeooo:rsid="002cdef8" officeooo:paragraph-rsid="001f580a"/>
    </style:style>
    <style:style style:name="P56" style:family="paragraph" style:parent-style-name="Standard" style:master-page-name="MP0">
      <style:paragraph-properties style:page-number="auto" fo:break-before="page"/>
      <style:text-properties officeooo:paragraph-rsid="001e295a"/>
    </style:style>
    <style:style style:name="P57" style:family="paragraph" style:parent-style-name="Standard" style:master-page-name="MP0">
      <style:paragraph-properties style:page-number="auto" fo:break-before="page"/>
      <style:text-properties officeooo:paragraph-rsid="001f580a"/>
    </style:style>
    <style:style style:name="P58" style:family="paragraph" style:parent-style-name="Standard" style:master-page-name="MP0">
      <style:paragraph-properties style:page-number="auto" fo:break-before="page"/>
      <style:text-properties officeooo:paragraph-rsid="002446c6"/>
    </style:style>
    <style:style style:name="P59" style:family="paragraph" style:parent-style-name="Standard" style:master-page-name="MP0">
      <style:paragraph-properties style:page-number="auto" fo:break-before="page"/>
      <style:text-properties officeooo:paragraph-rsid="0024874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a2ceb" style:font-weight-asian="bold" style:font-weight-complex="bold"/>
    </style:style>
    <style:style style:name="T3" style:family="text">
      <style:text-properties fo:font-weight="bold" officeooo:rsid="002540e9" style:font-weight-asian="bold" style:font-weight-complex="bold"/>
    </style:style>
    <style:style style:name="T4" style:family="text">
      <style:text-properties fo:font-weight="bold" officeooo:rsid="001172d7" style:font-weight-asian="bold" style:font-weight-complex="bold"/>
    </style:style>
    <style:style style:name="T5" style:family="text">
      <style:text-properties officeooo:rsid="002bec95"/>
    </style:style>
    <style:style style:name="T6" style:family="text">
      <style:text-properties officeooo:rsid="0031430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31430c" style:font-weight-asian="normal" style:font-weight-complex="normal"/>
    </style:style>
    <style:style style:name="T9" style:family="text">
      <style:text-properties fo:font-weight="normal" officeooo:rsid="001fc0ab" style:font-weight-asian="normal" style:font-weight-complex="normal"/>
    </style:style>
    <style:style style:name="T10" style:family="text">
      <style:text-properties fo:font-weight="normal" officeooo:rsid="00366430" style:font-weight-asian="normal" style:font-weight-complex="normal"/>
    </style:style>
    <style:style style:name="T11" style:family="text">
      <style:text-properties officeooo:rsid="00317624"/>
    </style:style>
    <style:style style:name="T12" style:family="text">
      <style:text-properties officeooo:rsid="002e9003"/>
    </style:style>
    <style:style style:name="T13" style:family="text">
      <style:text-properties officeooo:rsid="001cbedc"/>
    </style:style>
    <style:style style:name="T14" style:family="text">
      <style:text-properties officeooo:rsid="002cfe27"/>
    </style:style>
    <style:style style:name="T15" style:family="text">
      <style:text-properties officeooo:rsid="0024ae9e"/>
    </style:style>
    <style:style style:name="T16" style:family="text">
      <style:text-properties style:font-weight-complex="bold"/>
    </style:style>
    <style:style style:name="T17" style:family="text">
      <style:text-properties officeooo:rsid="002540e9"/>
    </style:style>
    <style:style style:name="T18" style:family="text">
      <style:text-properties officeooo:rsid="00266fc4"/>
    </style:style>
    <style:style style:name="T19" style:family="text">
      <style:text-properties officeooo:rsid="00155d52"/>
    </style:style>
    <style:style style:name="T20" style:family="text">
      <style:text-properties officeooo:rsid="001b39ad"/>
    </style:style>
    <style:style style:name="T21" style:family="text">
      <style:text-properties officeooo:rsid="0020d9bc"/>
    </style:style>
    <style:style style:name="T22" style:family="text">
      <style:text-properties officeooo:rsid="0026f68d"/>
    </style:style>
    <style:style style:name="T23" style:family="text">
      <style:text-properties officeooo:rsid="00221b6d"/>
    </style:style>
    <style:style style:name="T24" style:family="text">
      <style:text-properties officeooo:rsid="0022b207"/>
    </style:style>
    <style:style style:name="T25" style:family="text">
      <style:text-properties officeooo:rsid="001c2b41"/>
    </style:style>
    <style:style style:name="T26" style:family="text">
      <style:text-properties officeooo:rsid="001fc0ab"/>
    </style:style>
    <style:style style:name="T27" style:family="text">
      <style:text-properties officeooo:rsid="0023d30d"/>
    </style:style>
    <style:style style:name="T28" style:family="text">
      <style:text-properties officeooo:rsid="00325978"/>
    </style:style>
    <style:style style:name="T29" style:family="text">
      <style:text-properties officeooo:rsid="00347fa1"/>
    </style:style>
    <style:style style:name="T30" style:family="text">
      <style:text-properties officeooo:rsid="00369e98"/>
    </style:style>
    <style:style style:name="T31" style:family="text">
      <style:text-properties officeooo:rsid="0035334f"/>
    </style:style>
    <style:style style:name="T32" style:family="text">
      <style:text-properties officeooo:rsid="0037697a"/>
    </style:style>
    <style:style style:name="T33" style:family="text">
      <style:text-properties officeooo:rsid="00361501"/>
    </style:style>
    <style:style style:name="T34" style:family="text">
      <style:text-properties style:font-name="바탕1" style:font-name-asian="바탕1" style:font-name-complex="바탕1"/>
    </style:style>
    <style:style style:name="T35" style:family="text">
      <style:text-properties style:font-name="바탕1" officeooo:rsid="00367783" style:font-name-asian="바탕1" style:font-name-complex="바탕1"/>
    </style:style>
    <style:style style:name="T36" style:family="text">
      <style:text-properties style:font-name="바탕1" officeooo:rsid="00369e98" style:font-name-asian="바탕1" style:font-name-complex="바탕1"/>
    </style:style>
    <style:style style:name="T37" style:family="text">
      <style:text-properties officeooo:rsid="00254282"/>
    </style:style>
    <text:list-style style:name="L1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style:num-format="①, ②, ③, ...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①, ②, ③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①, ②, ③, ...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①, ②, ③, ...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①, ②, ③, ...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①, ②, ③, ...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①, ②, ③, ...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①, ②, ③, ...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①, ②, ③, ...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①, ②, ③, ...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EMT_유스케이스명세서_로그인 <text:s text:c="5"/><text:tab/><text:tab/><text:tab/><text:tab/><text:span text:style-name="T37">EMT_유스케이스명세서_Version1.0 </text:span></text:p>
      <text:p text:style-name="P49"><text:span text:style-name="T37"><text:s text:c="84"/></text:span><text:s text:c="38"/></text:p>
      <text:p text:style-name="P1"><text:span text:style-name="T1">□ 유스케이스명 :</text:span> 로그인</text:p>
      <text:p text:style-name="P1"><text:span text:style-name="T1">□ 엑터명 :</text:span> 관리자, 사용자<text:span text:style-name="T5">(회원)</text:span></text:p>
      <text:p text:style-name="P6">□ 유스케이스 개요 및 설명 : </text:p>
      <text:p text:style-name="P1"><text:s text:c="2"/>관리자와 사용자가 <text:span text:style-name="T6">EngMockTest(EMT) 시스템을 이용하기 위해 반드시 해야하는 유스케이스다.</text:span></text:p>
      <text:p text:style-name="P1"><text:span text:style-name="T1">□ 사전 조건 : </text:span><text:span text:style-name="T7">관리자와 사용자의 정보가 </text:span><text:span text:style-name="T8">EMT시스템 안에 등록되어있어야 한다.</text:span></text:p>
      <text:p text:style-name="P6">□ 이벤트 흐름 :</text:p>
      <text:p text:style-name="P6"><text:s/>-정상 흐름 </text:p>
      <text:p text:style-name="P1">① <text:span text:style-name="T11">EMT시스템 로그인 화면을 보여준다.(시스템)</text:span></text:p>
      <text:p text:style-name="P1">② 관리자 혹은 사용자가 아이디와 패스워드를 입력하고, 접속 요청을 한다.<text:span text:style-name="T6">(엑터)</text:span></text:p>
      <text:p text:style-name="P1">③ 시스템에 등록된 회원인지를 확인한다.<text:span text:style-name="T6">(시스템)</text:span></text:p>
      <text:p text:style-name="P1">④ 등록된 회원일 경우 <text:span text:style-name="T6">EMT시스템 화면을 보여주고 이용권한을 부여한다.(시스템)</text:span></text:p>
      <text:list xml:id="list2548489805011873373" text:style-name="L1">
        <text:list-header>
          <text:p text:style-name="P40"/>
        </text:list-header>
      </text:list>
      <text:p text:style-name="P6"><text:s/>-선택 흐름</text:p>
      <text:p text:style-name="P1">▶ 로그인시 시스템 내에 등록된 아이디가 없으면 “회원정보가 일치하지 않습니다.” 메시지를 출력하고 로그인 화면으로 돌아온다.</text:p>
      <text:p text:style-name="P1">▶ 로그인시 회원의 아이디와 비밀번호가 맞지 않으면 “회원정보가 일치하지 않습니다.” 메시지를 출력하고 로그인 화면으로 돌아온다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9"><text:soft-page-break/><text:span text:style-name="T2">회원관리</text:span></text:p>
      <text:p text:style-name="P6"/>
      <text:p text:style-name="P1"><text:span text:style-name="T1">□ 유스케이스명 :</text:span> 회원관리</text:p>
      <text:p text:style-name="P1"><text:span text:style-name="T1">□ 엑터명 :</text:span> 관리자</text:p>
      <text:p text:style-name="P6">□ 유스케이스 개요 및 설명 : </text:p>
      <text:p text:style-name="P1"><text:s text:c="5"/>관리자가 <text:s/><text:span text:style-name="T13">EngMockTest(EMT) 시스템에서 회원 전체의 목록을 볼 수 있고, 필요하면 </text:span></text:p>
      <text:p text:style-name="P1"><text:span text:style-name="T13"><text:s text:c="5"/>한 명의 회원의 정보를 보거나 , 회원의 정보를 등록, 수정, 삭제할 수 있는 </text:span><text:s/>유스케이스이다.</text:p>
      <text:p text:style-name="P1"><text:span text:style-name="T1">□ 사전 조건 : </text:span>관리자가 로그인 한 상태여야 한다.</text:p>
      <text:p text:style-name="P6">□ 이벤트 흐름 :</text:p>
      <text:p text:style-name="P6"><text:s/>-정상 흐름 </text:p>
      <text:p text:style-name="P1">① 관리자가 회원관리를 요청한다.<text:span text:style-name="T14">(엑터)</text:span></text:p>
      <text:p text:style-name="P1">② 회원 전체의 목록을 볼 수 있는 화면을 보여준다.<text:span text:style-name="T14">(시스템)</text:span></text:p>
      <text:p text:style-name="P1">③ 한 명의 회원의 아이디를 클릭한다.<text:span text:style-name="T14">(엑터)</text:span></text:p>
      <text:p text:style-name="P1">④ 한 명의 회원의 정보를 상세하게 보여준다.<text:span text:style-name="T14">(시스템)</text:span></text:p>
      <text:p text:style-name="P1">⑤ 회원 정보 등록 <text:span text:style-name="T12">or 수정 or 삭제를</text:span> 요청한다.<text:span text:style-name="T14">(엑터)</text:span></text:p>
      <text:p text:style-name="P1">⑥ 회원 정보 등록 <text:span text:style-name="T12">or 수정 or 삭제 </text:span>항목을 보여준다.<text:span text:style-name="T14">(시스템)</text:span></text:p>
      <text:p text:style-name="P1">⑦ <text:span text:style-name="T12">회원 정보 등록 or 수정 or삭제 항목을 입력하고 승인요청을 한다.(엑터)</text:span></text:p>
      <text:p text:style-name="P1">⑧ <text:span text:style-name="T12">요청</text:span> 정보를 확인<text:span text:style-name="T12">하고 처리한다</text:span>.<text:span text:style-name="T15">(시스템)</text:span></text:p>
      <text:p text:style-name="P1"/>
      <text:p text:style-name="P6"><text:s/>-선택 흐름</text:p>
      <text:p text:style-name="P1">▶ <text:span text:style-name="T12">로그인하고 10분 이상 경과한 경우 다시 로그인을 하게 한다.</text:span></text:p>
      <text:p text:style-name="P1">▶ <text:span text:style-name="T12">등록 버튼은 전체 목록이 화면에 나올 때 하단에 추가한다.</text:span></text:p>
      <text:p text:style-name="P1">▶ <text:span text:style-name="T12">수정과 삭제 버튼은 한 명의 회원 정보를 볼 때 추가한다.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6"><text:span text:style-name="Default_20_Paragraph_20_Font"><text:span text:style-name="T1">문제관리</text:span></text:span></text:p>
      <text:p text:style-name="P18"/>
      <text:p text:style-name="P18"><text:span text:style-name="Default_20_Paragraph_20_Font"><text:span text:style-name="T1">□ 유스케이스명 :</text:span></text:span> 문제관리</text:p>
      <text:p text:style-name="P10"/>
      <text:p text:style-name="P18"><text:span text:style-name="Default_20_Paragraph_20_Font"><text:span text:style-name="T1">□ 엑터명 :</text:span></text:span> 관리자</text:p>
      <text:p text:style-name="P10"/>
      <text:p text:style-name="P10">□ 유스케이스 개요 및 설명 :</text:p>
      <text:p text:style-name="P18"><text:span text:style-name="Default_20_Paragraph_20_Font"><text:span text:style-name="T1"><text:s/></text:span></text:span><text:span text:style-name="Default_20_Paragraph_20_Font"><text:span text:style-name="T16">관리자가 영어 모의고사 시스템에서 문제를 관리하는 유스케이스이다.</text:span></text:span></text:p>
      <text:p text:style-name="P22">관리에는 등록, 수정, 삭제가 포함된다.</text:p>
      <text:p text:style-name="P10"/>
      <text:p text:style-name="P18"><text:span text:style-name="Default_20_Paragraph_20_Font"><text:span text:style-name="T1">□ 사전 조건 : </text:span></text:span><text:span text:style-name="Default_20_Paragraph_20_Font"><text:span text:style-name="T16">관리자 ID로 로그인 한 상태여야한다.</text:span></text:span></text:p>
      <text:p text:style-name="P10"/>
      <text:p text:style-name="P18"><text:span text:style-name="Default_20_Paragraph_20_Font"><text:span text:style-name="T1">□ 이벤트 흐름 : </text:span></text:span></text:p>
      <text:p text:style-name="P10"/>
      <text:p text:style-name="P10"><text:s/>-정상 흐름</text:p>
      <text:p text:style-name="P23"/>
      <text:p text:style-name="P23">등록</text:p>
      <text:p text:style-name="P18">① 문제 등록에 필요한 양식을 보여준다.(시스템)</text:p>
      <text:p text:style-name="P18">② 문제 등록에 필요한 항목(파트, 문제, mp3파일)을 입력하고 등록 요청을 한다.(엑터)</text:p>
      <text:p text:style-name="P18">③ 입력된 정보를 확인한다.(시스템)</text:p>
      <text:p text:style-name="P18">④ 문제를 저장, 등록을 완료한다.(시스템)</text:p>
      <text:p text:style-name="P23"/>
      <text:p text:style-name="P23">수정</text:p>
      <text:p text:style-name="P18">① 문제 수정에 필요한 양식을 출력하되, 원래 문제가 입력되어 있는 상태로 출력한다.(시스템)</text:p>
      <text:p text:style-name="P18">② 문제 수정에 필요한 항목(파트, 문제, mp3파일)을 입력하고 수정 요청을 한다.(엑터)</text:p>
      <text:p text:style-name="P18">③ 입력된 정보를 확인한다.(시스템)</text:p>
      <text:p text:style-name="P18">④ 입력받은 문제를 저장, 등록을 완료한다.(시스템)</text:p>
      <text:p text:style-name="P24"/>
      <text:p text:style-name="P23">삭제</text:p>
      <text:p text:style-name="P18">① 문제 목록을 보여준다.(시스템)</text:p>
      <text:p text:style-name="P18">② 삭제할 문제를 선택 후 삭제 요청한다.(엑터)</text:p>
      <text:p text:style-name="P18">③ 선택된 문제 정보를 확인한다.(시스템)</text:p>
      <text:p text:style-name="P18">④ 문제를 삭제한다.(시스템)</text:p>
      <text:p text:style-name="P24"/>
      <text:p text:style-name="P10"><text:s/>-선택 흐름</text:p>
      <text:p text:style-name="P18">▶ 문제 등록 시 비어있는 칸이 있으면, “모든 항목은 필수입니다”라는 메세지를 경고창을 띄운다.</text:p>
      <text:p text:style-name="P18">▶ 문제 수정 시 비어있는 칸이 있으면, “모든 항목은 필수입니다”라는 메세지를 경고창을 띄운다.</text:p>
      <text:p text:style-name="P1">▶ 문제 삭제 시 “정말로 삭제하시겠습니까?”라는 confirm창을 띄운후 “예”를 선택하면 삭제한다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5"><text:soft-page-break/><text:span text:style-name="T1"/></text:p>
      <text:p text:style-name="P25"><text:span text:style-name="T1">게시판관리</text:span></text:p>
      <text:p text:style-name="P25"/>
      <text:p text:style-name="P25"><text:span text:style-name="T1">□ 유스케이스명 :</text:span> 게시판관리</text:p>
      <text:p text:style-name="P25"><text:span text:style-name="T1">□ 엑터명 :</text:span> 관리자</text:p>
      <text:p text:style-name="P25"><text:span text:style-name="T1">□ 유스케이스 개요 및 설명 : </text:span>관리자가 관리자 임의로 게시된 글들을 관리한다.</text:p>
      <text:p text:style-name="P11">□ 사전 조건 : </text:p>
      <text:p text:style-name="P11">□ 이벤트 흐름 :</text:p>
      <text:p text:style-name="P11"/>
      <text:p text:style-name="P11"><text:s/>-정상 흐름 </text:p>
      <text:p text:style-name="P25">① 게시판 글 등록이 가능하다.</text:p>
      <text:p text:style-name="P25">② 게시판 글 수정이 가능하다.</text:p>
      <text:p text:style-name="P25">③ 게시판 글 삭제가 가능하다. </text:p>
      <text:p text:style-name="P25">④ 게시판 글 목록 전체보기가 가능하다.</text:p>
      <text:p text:style-name="P25">⑤ 게시판 글 목록 상세보기가 가능하다.</text:p>
      <text:p text:style-name="P25"/>
      <text:p text:style-name="P25"/>
      <text:p text:style-name="P11"><text:s/>-선택 흐름</text:p>
      <text:p text:style-name="P25">▶ 관리자가 회원의 글을 수정 시에 수정 후 수정 사유를 회원 정보에 있는 메일이나 </text:p>
      <text:p text:style-name="P25"><text:s text:c="3"/>핸드폰으로 알림글을 보내준다.</text:p>
      <text:p text:style-name="P25">▶ 관리자가 회원의 글을 삭제 시에 삭제 후 삭제 사유를 회원 정보에 있는 메일이나 </text:p>
      <text:p text:style-name="P25"><text:s text:c="3"/>핸드폰으로 알림글을 보내준다.</text:p>
      <text:p text:style-name="P25">▶ 관리자가 공지하는 글을 등록할 시에는 전체 회원에게 공지글이 등록되었다고 </text:p>
      <text:p text:style-name="P25"><text:s text:c="3"/>알림글을 보내준다.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20"><text:span text:style-name="T3">회원</text:span><text:span text:style-name="T2">가입</text:span></text:p>
      <text:p text:style-name="P7"/>
      <text:p text:style-name="P2"><text:span text:style-name="T1">□ 유스케이스명 :</text:span> 회원가입</text:p>
      <text:p text:style-name="P2"><text:span text:style-name="T1">□ 엑터명 :</text:span> 사용자<text:span text:style-name="T17">(비회원)</text:span></text:p>
      <text:p text:style-name="P7">□ 유스케이스 개요 및 설명 : </text:p>
      <text:p text:style-name="P2"><text:s text:c="6"/>고객이 <text:span text:style-name="T18">EMT 사이트를 사용하기 위해 회원가입을 하는 유스케이스이다.</text:span></text:p>
      <text:p text:style-name="P2"><text:span text:style-name="T1">□ 사전 조건 : </text:span><text:span text:style-name="T7">회원에 가입되어 있지 않은 상태여야 한다.</text:span></text:p>
      <text:p text:style-name="P7">□ 이벤트 흐름 :</text:p>
      <text:p text:style-name="P7"><text:s/>-정상 흐름 </text:p>
      <text:p text:style-name="P2">①기존 가입 회원인지 주민등록번호를 검색하여 확인한다.<text:span text:style-name="T19">(시스템)</text:span></text:p>
      <text:p text:style-name="P2">②회원가입을 요청한다.<text:span text:style-name="T19">(엑터)</text:span></text:p>
      <text:p text:style-name="P2">③ 회원약관을 보여준다.<text:span text:style-name="T19">(시스템)</text:span></text:p>
      <text:p text:style-name="P2">④회원약관에 동의한다.<text:span text:style-name="T19">(엑터)</text:span></text:p>
      <text:p text:style-name="P2">⑤회원정보 입력항목을 보여준다.<text:span text:style-name="T19">(시스템)</text:span></text:p>
      <text:p text:style-name="P2">⑥회원정보, 항목<text:span text:style-name="T19">(이름, 주민등록번호, 전화번호, 핸드폰번호, 이메일 등)을 입력하고 등록 요청을 한다.(엑터)</text:span></text:p>
      <text:p text:style-name="P2">⑦입력된 정보를 확인한다.<text:span text:style-name="T19">(시스템)</text:span></text:p>
      <text:p text:style-name="P26">⑧회원정보를 저장,등록을 완료한다<text:span text:style-name="T19">(시스템)</text:span></text:p>
      <text:p text:style-name="P2"/>
      <text:p text:style-name="P7"><text:s/>-선택 흐름</text:p>
      <text:p text:style-name="P2">▶기존에 가입되어 있는 회원인 경우 “이미 가입된 회원입니다”라는 메시지를 보여준다.</text:p>
      <text:p text:style-name="P2">▶회원약관에 동의하지 않을 경우 약관 동의하에 회원가입 가능 오류 메시지를 보여주고 동의를 요청한다.</text:p>
      <text:p text:style-name="P2">▶회원정보 입력항목 중 입력하지 않은 항목이 있을 경우 오류 메시지를 띄우고 재입력을 요청한다.</text:p>
      <text:p text:style-name="P2">▶등록번호의 형식이 틀렸을 경우 메시지를 보여주고 재입력을 요청한다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21"><text:span text:style-name="T4">본인정보</text:span><text:span text:style-name="T2">관리</text:span></text:p>
      <text:p text:style-name="P8"/>
      <text:p text:style-name="P3"><text:span text:style-name="T1">□ 유스케이스명 :</text:span> 본인정보관리</text:p>
      <text:p text:style-name="P3"><text:span text:style-name="T1">□ 엑터명 :</text:span> 사용자<text:span text:style-name="T20">(회원)</text:span></text:p>
      <text:p text:style-name="P8">□ 유스케이스 개요 및 설명 : </text:p>
      <text:p text:style-name="P3"><text:s text:c="6"/><text:span text:style-name="T13">사용자가 EngMockTest(EMT) 시스템에서 본인정보를 수정하거나 사이트를 탈퇴할 수 있는 </text:span></text:p>
      <text:p text:style-name="P28"><text:s text:c="5"/>유스케이스이다.</text:p>
      <text:p text:style-name="P3"><text:span text:style-name="T1">□ 사전 조건 : </text:span>사용자가 회원에 가입되어 있는 상태여야 한다.</text:p>
      <text:p text:style-name="P3"><text:s text:c="20"/>사용자가 로그인 한 상태여야 한다.</text:p>
      <text:p text:style-name="P8">□ 이벤트 흐름 :</text:p>
      <text:p text:style-name="P8"><text:s/>-정상 흐름 </text:p>
      <text:p text:style-name="P3">① 사용자가 본인정보관리를 요청한다.<text:span text:style-name="T21">(엑터) </text:span></text:p>
      <text:p text:style-name="P3">② 본인정보를 수정하거나 탈퇴할 수있는 화면을 보여준다<text:span text:style-name="T21">(시스템)</text:span></text:p>
      <text:p text:style-name="P3">③ 본인정보 수정을 요청한다.<text:span text:style-name="T15">(엑터)</text:span></text:p>
      <text:p text:style-name="P3">④ 본인정보 수정 입력항목을 보여준다.<text:span text:style-name="T15">(시스템)</text:span></text:p>
      <text:p text:style-name="P3">⑤ 본인정보 수정 항목<text:span text:style-name="T15">(주소, 이메일, 전화번호 등)을 수정하고 수정 요청을 한다.(엑터)</text:span></text:p>
      <text:p text:style-name="P3">⑥ 수정할 정보를 확인한다.<text:span text:style-name="T15">(시스템)</text:span></text:p>
      <text:p text:style-name="P3">⑦ 본인정보를 수정한다.<text:span text:style-name="T15">(시스템)</text:span></text:p>
      <text:p text:style-name="P3">⑧ 회원 탈퇴를 요청한다.<text:span text:style-name="T15">(엑터)</text:span></text:p>
      <text:p text:style-name="P3">⑨ 회원 탈퇴 입력항목을 보여준다.<text:span text:style-name="T15">(시스템)</text:span></text:p>
      <text:p text:style-name="P3">⑩ 회원 탈퇴 항목<text:span text:style-name="T15">(탈퇴이유, 탈퇴시 주의사항 등)을 입력하고 탈퇴 요청을 한다.(엑터)</text:span></text:p>
      <text:p text:style-name="P3">⑪ <text:bookmark-start text:name="__DdeLink__532_961844846"/>탈퇴할 정보를 확인한다.<text:span text:style-name="T15">(시스템)</text:span><text:bookmark-end text:name="__DdeLink__532_961844846"/></text:p>
      <text:p text:style-name="P3">⑫ 회원 탈퇴를 한다.<text:span text:style-name="T15">(시스템)</text:span></text:p>
      <text:list xml:id="list1801834775583374298" text:style-name="L2">
        <text:list-header>
          <text:p text:style-name="P41"/>
        </text:list-header>
      </text:list>
      <text:p text:style-name="P8"><text:s/>-선택 흐름</text:p>
      <text:p text:style-name="P3">▶ 로그인하고 <text:span text:style-name="T22">30분이상 경과한 경우 다시 로그인을 하게 한다.</text:span></text:p>
      <text:p text:style-name="P3">▶ 수정 요청 시 비밀번호 확인에 입력한 비밀번호와 원래 비밀번호가 다를 경우 “입력하신 정보가 올바르지 않습니다.”라는 메시지를 보여주고 본인정보 수정을 취소한다.</text:p>
      <text:p text:style-name="P3">▶ 본인정보 수정항목 중 입력하지 않은 항목이 있을 경우 오류 메시지를 띄우고 재입력을 요청한다.</text:p>
      <text:p text:style-name="P3">▶ 회원 탈퇴를 요청 시 비밀번호를 재입력하게 하여 다시 한번 사용자를 확인한다.</text:p>
      <text:p text:style-name="P3">▶ 회원 탈퇴 시 주의사항에 동의하지 않을 경우 회원 탈퇴가 진행되지 않도록 한다. 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<text:span text:style-name="T2"/></text:p>
      <text:p text:style-name="P21"><text:span text:style-name="T2">복습</text:span></text:p>
      <text:p text:style-name="P8"/>
      <text:p text:style-name="P3"><text:span text:style-name="T1">□ 유스케이스명 :</text:span> 복습</text:p>
      <text:p text:style-name="P3"><text:span text:style-name="T1">□ 엑터명 :</text:span> 사용자<text:span text:style-name="T23">(회원)</text:span></text:p>
      <text:p text:style-name="P8">□ 유스케이스 개요 및 설명 : </text:p>
      <text:p text:style-name="P3"><text:s text:c="6"/>사용자가 과거에 풀었던 문제를 확인하고 복습하는 유스케이스이다.</text:p>
      <text:p text:style-name="P3"><text:span text:style-name="T1">□ 사전 조건 : </text:span><text:span text:style-name="T7">사용자는 회원가입이 완료된 상태이며 로그인 상태이어야 한다.</text:span></text:p>
      <text:p text:style-name="P8">□ 이벤트 흐름 :</text:p>
      <text:p text:style-name="P8"><text:s/>-정상 흐름 </text:p>
      <text:p text:style-name="P3">① 과거에 풀었던 문제를 검색하여 화면에 출력한다.<text:span text:style-name="T24">(시스템)</text:span></text:p>
      <text:p text:style-name="P3">② 풀었던 문제들 중 사용자가 원하는 문제를 다시 요청한다.<text:span text:style-name="T24">(액터)</text:span></text:p>
      <text:p text:style-name="P3">③ 그 문제에 대한 정보를 보여준다.<text:span text:style-name="T24">(시스템)</text:span> </text:p>
      <text:p text:style-name="P3">④ 사용자가 필요한 문제가 맞는지 확인하고 실행시킨다.<text:span text:style-name="T24">(액터)</text:span></text:p>
      <text:p text:style-name="P3">⑤ 문제를 실행 시킨다.</text:p>
      <text:p text:style-name="P3">⑥ <text:span text:style-name="T24">EMT 복습을 완료한다.</text:span></text:p>
      <text:p text:style-name="P3"/>
      <text:p text:style-name="P8"><text:s/>-선택 흐름</text:p>
      <text:p text:style-name="P3">▶ 로그인이 되어있지 않은 경우, “로그인을 해야 이용할 수 있습니다.”라는 메세지를 보여준다.</text:p>
      <text:p text:style-name="P3">▶ 풀었던 문제들 중 삭제된 문제가 있으면 “다음 문제는 삭제되었습니다. 관리자에게 문의하세요”라는 메세지를 보여준다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7"><text:span text:style-name="Default_20_Paragraph_20_Font"><text:span text:style-name="T1">토스</text:span></text:span></text:p>
      <text:p text:style-name="P12"/>
      <text:p text:style-name="P29"><text:span text:style-name="Default_20_Paragraph_20_Font"><text:span text:style-name="T1">□ 유스케이스명 :</text:span></text:span> 토스</text:p>
      <text:p text:style-name="P12"/>
      <text:p text:style-name="P29"><text:span text:style-name="Default_20_Paragraph_20_Font"><text:span text:style-name="T1">□ 엑터명 :</text:span></text:span> 사용자(회원)</text:p>
      <text:p text:style-name="P12"/>
      <text:p text:style-name="P12">□ 유스케이스 개요 및 설명 :</text:p>
      <text:p text:style-name="P39">회원이 영어 모의고사 시스템의 토익스피킹 모의고사를 사용하는 유스케이스이다.</text:p>
      <text:p text:style-name="P12"/>
      <text:p text:style-name="P29"><text:span text:style-name="Default_20_Paragraph_20_Font"><text:span text:style-name="T1">□ 사전 조건 : </text:span></text:span>로그인 한 상태여야한다.</text:p>
      <text:p text:style-name="P12"/>
      <text:p text:style-name="P12">□ 이벤트 흐름 :</text:p>
      <text:p text:style-name="P12"/>
      <text:p text:style-name="P12"><text:s/>-정상 흐름</text:p>
      <text:p text:style-name="P29"/>
      <text:p text:style-name="P29">① 회원이 모의고사 보기 기능을 요청한다.(시스템)</text:p>
      <text:p text:style-name="P29">② 저장되어 있는 문제들 중 임의로 문제들을 선택한다.(시스템)</text:p>
      <text:p text:style-name="P29">③ 문제를 보여준다.(시스템)</text:p>
      <text:p text:style-name="P29">④ 제한시간이 지나면 다음 문제로 이동한다.(시스템)</text:p>
      <text:p text:style-name="P8">⑤ 마지막 문제를 출력 후 제한시간이 지나면, 메인페이지로 이동시킨다.(시스템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1"><text:soft-page-break/><text:span text:style-name="T4">토스파트별</text:span></text:p>
      <text:p text:style-name="P8"/>
      <text:p text:style-name="P3"><text:span text:style-name="T1">□ 유스케이스명 :</text:span> 토스파트별</text:p>
      <text:p text:style-name="P3"><text:span text:style-name="T1">□ 엑터명 :</text:span> 사용자<text:span text:style-name="T25">(회원)</text:span></text:p>
      <text:p text:style-name="P8">□ 유스케이스 개요 및 설명 : </text:p>
      <text:p text:style-name="P3">사용자가 <text:span text:style-name="T26">EngMockTest(EMT) 시스템에서 토익스피킹 문제를 유형별로 풀수 있도록 하는 유스케이스다.</text:span></text:p>
      <text:p text:style-name="P3"><text:span text:style-name="T1">□ 사전 조건 : </text:span><text:span text:style-name="T7">사용자가 회원에 가입되어 있는 상태여야 한다.</text:span></text:p>
      <text:p text:style-name="P27"><text:s text:c="20"/>사용자가 로그인 한 상태여야 한다.</text:p>
      <text:p text:style-name="P8">□ 이벤트 흐름 :</text:p>
      <text:p text:style-name="P8"><text:s/>-정상 흐름 </text:p>
      <text:p text:style-name="P3">① 사용자가 토스파트별 풀기를 요구한다.<text:span text:style-name="T26">(엑터)</text:span></text:p>
      <text:p text:style-name="P3">② 토스유형을 선택하는 화면을 보여준다.<text:span text:style-name="T26">(시스템)</text:span></text:p>
      <text:p text:style-name="P3">③ 사용자가 원하는 유형을 선택한다.<text:span text:style-name="T26">(엑터)</text:span></text:p>
      <text:p text:style-name="P3">④ 제한 시간과 해당 유형에 맞는 문제와 문제에 포함된 이미지와 미디어 재생기를 화면에 보여준다.<text:span text:style-name="T26">(시스템)</text:span></text:p>
      <text:p text:style-name="P3">⑤ 제한시간이 지나면 문제관리에 문제가 등록되고 “다음문제 풀기”버튼을 화면에 표시한다.<text:span text:style-name="T27">(시스템)</text:span></text:p>
      <text:p text:style-name="P3">⑥ 사용자가 다음문제 풀기를 요청한다.<text:span text:style-name="T27">(엑터)</text:span></text:p>
      <text:p text:style-name="P3">⑦ 다음 문제와 제한시간이 나온다.<text:span text:style-name="T27">(시스템)</text:span>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3"><text:soft-page-break/>게시판사용</text:p>
      <text:p text:style-name="P30"/>
      <text:p text:style-name="P30"><text:span text:style-name="T1">□ 유스케이스명 :</text:span> 게시판사용</text:p>
      <text:p text:style-name="P30"><text:span text:style-name="T1">□ 엑터명 : </text:span>사용자(회원)</text:p>
      <text:p text:style-name="P30"><text:span text:style-name="T1">□ 유스케이스 개요 및 설명 :</text:span> 회원가입이 된 사용자가 자유롭게 이용할 수 있는 곳</text:p>
      <text:p text:style-name="P30"><text:span text:style-name="T1">□ 사전 조건 :</text:span> 회원가입이 된 사용자에 한하여 등록, 삭제, 수정 가능</text:p>
      <text:p text:style-name="P13">□ 이벤트 흐름 :</text:p>
      <text:p text:style-name="P13"/>
      <text:p text:style-name="P13"><text:s/>-정상 흐름 </text:p>
      <text:p text:style-name="P30">① 누구나 게시판으로 이동은 가능하나 회원이 아니면 게시된 글의 목록만 볼 수 있다.</text:p>
      <text:p text:style-name="P30">② 회원이 글 목록의 글을 선택 시 해당 글로 이동 되며 본인 글이면 수정, 삭제 가능.</text:p>
      <text:p text:style-name="P30">③ 회원이면 글쓰기 버튼 활성화 후 화면표시 비회원이면 글쓰기 버튼 비활성화 후 </text:p>
      <text:p text:style-name="P30"><text:s text:c="3"/>숨겨서 화면표시. </text:p>
      <text:p text:style-name="P30">④ 회원이 글쓰기 버튼 클릭 시 글쓰기 화면으로 이동.</text:p>
      <text:p text:style-name="P30">⑤ 회원이 글쓰기 완료 후 등록 버튼 누르면 등록된 게시글 화면표시, 취소 버튼 </text:p>
      <text:p text:style-name="P30"><text:s text:c="3"/>누르면 게시판 글 목록으로 이동.</text:p>
      <text:p text:style-name="P30">⑥ 회원이 본인이 게시한 글에서만 수정, 삭제 버튼 표시하고 클릭 시에는 각 </text:p>
      <text:p text:style-name="P30"><text:s text:c="3"/>페이지로 이동.</text:p>
      <text:p text:style-name="P30">⑦ 수정 진행 후 수정된 게시글 화면표시</text:p>
      <text:p text:style-name="P30">⑧ 삭제 진행 후 게시판 목록 이동 후 화면표시</text:p>
      <text:p text:style-name="P30"/>
      <text:p text:style-name="P13"><text:s/>-선택 흐름</text:p>
      <text:p text:style-name="P30">▶ 회원이 아닌 이용자가 클릭 시 “회원가입 후 이용바랍니다” 화면 출력 후 메인화면 </text:p>
      <text:p text:style-name="P30"><text:s text:c="3"/>이동</text:p>
      <text:p text:style-name="P30">▶ 게시글 등록 시 “등록되었습니다.“ 화면 출력 후 등록 진행</text:p>
      <text:p text:style-name="P30">▶ 게시글 수정 시 “수정되었습니다.” 화면 출력 후 수정 진행</text:p>
      <text:p text:style-name="P30">▶ 게시글 삭제 시 “삭제되었습니다.“ 화면 출력 후 삭제 진행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8"><text:span text:style-name="Default_20_Paragraph_20_Font"><text:span text:style-name="T1">회원가입</text:span></text:span></text:p>
      <text:p text:style-name="P16"/>
      <text:p text:style-name="P31"><text:span text:style-name="Default_20_Paragraph_20_Font"><text:span text:style-name="T1">□ 유스케이스명 :</text:span></text:span> 회원가입</text:p>
      <text:p text:style-name="P31"><text:span text:style-name="Default_20_Paragraph_20_Font"><text:span text:style-name="T1">□ 엑터명 :</text:span></text:span> 사용자(비회원)</text:p>
      <text:p text:style-name="P16">□ 유스케이스 개요 및 설명 :</text:p>
      <text:p text:style-name="P31"><text:s text:c="6"/>고객이 EMT 사이트를 사용하기 위해 회원가입을 하는 유스케이스이다.</text:p>
      <text:p text:style-name="P31"><text:span text:style-name="Default_20_Paragraph_20_Font"><text:span text:style-name="T1">□ 사전 조건 : </text:span></text:span>회원에 가입되어 있지 않은 상태여야 한다.</text:p>
      <text:p text:style-name="P16">□ 이벤트 흐름 :</text:p>
      <text:p text:style-name="P16"><text:s/>-정상 흐름</text:p>
      <text:p text:style-name="P31">① 회원가입을 요청한다.(엑터)</text:p>
      <text:p text:style-name="P31">② 회원정보 입력항목을 보여준다.(시스템)</text:p>
      <text:p text:style-name="P31">③ 회원정보 항목을 입력하고 등록 요청을 한다.(엑터)</text:p>
      <text:p text:style-name="P31">④ 입력된 정보를 확인한다.(시스템)</text:p>
      <text:p text:style-name="P31">⑤ 회원정보를 등록을 완료 후 입력된 메일로 가입 승인 메일을 보낸다.(시스템)</text:p>
      <text:p text:style-name="P31">⑥ 입력한 메일 로그인 후 메일 확인, 가입 승인 링크 클릭 후 가입 승인을 완료한다.(엑터)</text:p>
      <text:p text:style-name="P31">⑦ 회원에게 로그인 권한을 부여한다(시스템)</text:p>
      <text:p text:style-name="P16"/>
      <text:p text:style-name="P16"><text:s/>-선택 흐름</text:p>
      <text:p text:style-name="P31">▶기존에 가입되어 있는 회원인 경우 “이미 가입된 회원입니다”라는 메시지를 보여준다.</text:p>
      <text:p text:style-name="P31">▶회원정보 입력항목 중 입력하지 않은 항목이 있을 경우 오류 메시지를 띄우고 재입력을 요청한다.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8"><text:span text:style-name="Default_20_Paragraph_20_Font"><text:span text:style-name="T1">아이디찾기</text:span></text:span></text:p>
      <text:p text:style-name="P16"/>
      <text:p text:style-name="P31"><text:span text:style-name="Default_20_Paragraph_20_Font"><text:span text:style-name="T1">□ 유스케이스명 :</text:span></text:span> 아이디찾기</text:p>
      <text:p text:style-name="P31"><text:span text:style-name="Default_20_Paragraph_20_Font"><text:span text:style-name="T1">□ 엑터명 :</text:span></text:span> 사용자</text:p>
      <text:p text:style-name="P16">□ 유스케이스 개요 및 설명 :</text:p>
      <text:p text:style-name="P31"><text:s text:c="6"/>고객이 EMT 사이트의 아이디가 기억나지 않아 아이디찾기를 하는 유스케이스이다.</text:p>
      <text:p text:style-name="P31"><text:span text:style-name="Default_20_Paragraph_20_Font"><text:span text:style-name="T1">□ 사전 조건 : </text:span></text:span>회원에 가입되어 있는 상태여야 한다.</text:p>
      <text:p text:style-name="P16">□ 이벤트 흐름 :</text:p>
      <text:p text:style-name="P16"><text:s/>-정상 흐름</text:p>
      <text:p text:style-name="P31">①가입 시 입력한 이메일을 입력 후 아이디 찾기를 요청한다.(엑터)</text:p>
      <text:p text:style-name="P14">②가입 된 아이디가 있으면 아이디 목록을 보여준다.(시스템)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59"><text:span text:style-name="Default_20_Paragraph_20_Font"><text:span text:style-name="T1">비밀번호 찾기</text:span></text:span></text:p>
      <text:p text:style-name="P17"/>
      <text:p text:style-name="P32"><text:span text:style-name="Default_20_Paragraph_20_Font"><text:span text:style-name="T1">□ 유스케이스명 :</text:span></text:span> 비밀번호찾기</text:p>
      <text:p text:style-name="P32"><text:span text:style-name="Default_20_Paragraph_20_Font"><text:span text:style-name="T1">□ 엑터명 :</text:span></text:span> 사용자</text:p>
      <text:p text:style-name="P17">□ 유스케이스 개요 및 설명 :</text:p>
      <text:p text:style-name="P32"><text:s text:c="6"/>고객이 EMT 사이트의 아이디가 기억나지 않아 비밀번호찾기를 하는 유스케이스이다.</text:p>
      <text:p text:style-name="P32"><text:span text:style-name="Default_20_Paragraph_20_Font"><text:span text:style-name="T1">□ 사전 조건 : </text:span></text:span>회원에 가입되어 있는 상태여야 한다.</text:p>
      <text:p text:style-name="P17">□ 이벤트 흐름 :</text:p>
      <text:p text:style-name="P17"><text:s/>-정상 흐름</text:p>
      <text:p text:style-name="P32">①가입 시 입력한 아이디와 이메일을 입력 후 비밀번호 찾기를 요청한다.(엑터)</text:p>
      <text:p text:style-name="P15">②해당하는 정보가 있으면 메일로 비밀번호를 발송한다.(시스템)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5"><text:soft-page-break/>댓글</text:p>
      <text:p text:style-name="P9"/>
      <text:p text:style-name="P4"><text:span text:style-name="T1">□ 유스케이스명 :</text:span> 댓글</text:p>
      <text:p text:style-name="P4"><text:span text:style-name="T1">□ 엑터명 :</text:span> 사용자</text:p>
      <text:p text:style-name="P9">□ 유스케이스 개요 및 설명 : </text:p>
      <text:p text:style-name="P4"><text:s text:c="2"/>사용자가 <text:span text:style-name="T26">EngMockTest(EMT) 시스템에서 하나의 게시판의 글 안에 댓글을 작성하는 유스케이스 이다.</text:span></text:p>
      <text:p text:style-name="P4"><text:span text:style-name="T1">□ 사전 조건 : </text:span><text:span text:style-name="T9">사용자는 로그인 되어있는 상태여야 한다.</text:span></text:p>
      <text:p text:style-name="P9">□ 이벤트 흐름 :</text:p>
      <text:p text:style-name="P9"><text:s/>-정상 흐름 </text:p>
      <text:p text:style-name="P4">① 게시판 목록을 요청한다.<text:span text:style-name="T28">(엑터)</text:span></text:p>
      <text:p text:style-name="P4">② 게시판 목록을 보여준다.<text:span text:style-name="T28">(시스템)</text:span></text:p>
      <text:p text:style-name="P4">③ 게시판 내용 상세보기를 요청한다.<text:span text:style-name="T29">(엑터)</text:span></text:p>
      <text:p text:style-name="P4">④ 게시판 내용 상세보기를 보여준다<text:span text:style-name="T6">.(시스템)</text:span></text:p>
      <text:p text:style-name="P4">⑤ 댓글 내용을 입력하고 등록을 요청한다.<text:span text:style-name="T29">(엑터)</text:span></text:p>
      <text:p text:style-name="P4">⑥ 댓글 내용을 등록하고 <text:s/>댓글이 등록된 상태를 보여준다.<text:span text:style-name="T29">(시스템)</text:span></text:p>
      <text:p text:style-name="P33"/>
      <text:list xml:id="list3277918025490760267" text:style-name="L3">
        <text:list-header>
          <text:p text:style-name="P42"/>
        </text:list-header>
      </text:list>
      <text:p text:style-name="P9"><text:s/>-선택 흐름</text:p>
      <text:p text:style-name="P4">▶ 로그인이 되어 있지 않은 경우, 로그인이 필요하다는 메시지를 보여준다.</text:p>
      <text:p text:style-name="P4">▶ 아무런 내용도 입력하지 않고, 등록을 누를 경우 내용을 입력하라는 메시지를 보여준다. 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30">RC문법</text:span></text:p>
      <text:p text:style-name="P9"/>
      <text:p text:style-name="P4"><text:span text:style-name="T1">□ 유스케이스명 :</text:span> <text:span text:style-name="T31">RC 문법</text:span></text:p>
      <text:p text:style-name="P4"><text:span text:style-name="T1">□ 엑터명 :</text:span> 사용자</text:p>
      <text:p text:style-name="P9">□ 유스케이스 개요 및 설명 : </text:p>
      <text:p text:style-name="P4"><text:s text:c="2"/>사용자가 <text:span text:style-name="T26">EngMockTest(EMT) 시스템에서 RC 문법 문제를 직접 풀고, 채점을 하면 자동으로 점수를 저장하는 유스케이스이다. </text:span></text:p>
      <text:p text:style-name="P4"><text:span text:style-name="T1">□ 사전 조건 : </text:span><text:span text:style-name="T9">사용자는 로그인 되어있는 상태여야 한다.</text:span></text:p>
      <text:p text:style-name="P9">□ 이벤트 흐름 :</text:p>
      <text:p text:style-name="P9"><text:s/>-정상 흐름 </text:p>
      <text:p text:style-name="P4">① RC문법 x회차 문제를 를 요청한다.(엑터)</text:p>
      <text:p text:style-name="P4">② <text:span text:style-name="T32">x회차의 문제질문과 문제보기와 선택지4개 목록을 10문제</text:span> 보여준다.<text:span text:style-name="T28">(시스템)</text:span></text:p>
      <text:p text:style-name="P4">③ 문법문제의 선택지를 전부 클릭하고 채점하기를 <text:s/>요청한다.<text:span text:style-name="T29">(엑터)</text:span></text:p>
      <text:p text:style-name="P4">④ 채점 완료된 점수를 저장하고, 채점된 오답과 정답을 화면에 보여준다<text:span text:style-name="T6">.(시스템)</text:span></text:p>
      <text:p text:style-name="P33"/>
      <text:list xml:id="list4610063903697098816" text:style-name="L4">
        <text:list-header>
          <text:p text:style-name="P43"/>
        </text:list-header>
      </text:list>
      <text:p text:style-name="P9"><text:s/>-선택 흐름</text:p>
      <text:p text:style-name="P4">▶ 문제 목록이 없는 경우 빈 화면이 나온다.</text:p>
      <text:p text:style-name="P4">▶ 다른 회차를 선택하고 이동을 누르면 다른 회차로 이동한다.</text:p>
      <text:p text:style-name="P4">▶ 사용자가 로그인 하지 않았을 때, 알림 메시지를 보여준다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점수확인</text:p>
      <text:p text:style-name="P9"/>
      <text:p text:style-name="P4"><text:span text:style-name="T1">□ 유스케이스명 :</text:span> 점수확인</text:p>
      <text:p text:style-name="P4"><text:span text:style-name="T1">□ 엑터명 :</text:span> 사용자</text:p>
      <text:p text:style-name="P9">□ 유스케이스 개요 및 설명 : </text:p>
      <text:p text:style-name="P4"><text:s text:c="2"/>사용자가 <text:span text:style-name="T26">EngMockTest(EMT) 시스템에서 RC문법문제를 풀고 점수확인을 하는 유스케이스이다.</text:span></text:p>
      <text:p text:style-name="P4"><text:span text:style-name="T1">□ 사전 조건 : </text:span><text:span text:style-name="T7">사용자</text:span><text:span text:style-name="T9">는 로그인 상태여야 한다.사용자는 문법문제를 </text:span><text:span text:style-name="T10">1회이상 </text:span><text:span text:style-name="T9">풀어 놓아야 한다.</text:span></text:p>
      <text:p text:style-name="P9">□ 이벤트 흐름 :</text:p>
      <text:p text:style-name="P9"><text:s/>-정상 흐름 </text:p>
      <text:p text:style-name="P4">① 문법점수 보기를 요청한다.<text:span text:style-name="T28">(엑터)</text:span></text:p>
      <text:p text:style-name="P4">② 그래프와 등록된 번호, 아이디, 회차, 점수, 날짜 목록을 보여준다.<text:span text:style-name="T28">(시스템)</text:span></text:p>
      <text:p text:style-name="P37"/>
      <text:list xml:id="list3025664795518648740" text:style-name="L5">
        <text:list-header>
          <text:p text:style-name="P44"/>
        </text:list-header>
      </text:list>
      <text:p text:style-name="P9"><text:s/>-선택 흐름</text:p>
      <text:p text:style-name="P4">▶ 점수확인에 내용이 없는 경우 빈화면이 나온다.</text:p>
      <text:p text:style-name="P4">▶ 사용자가 로그인 상태가 아닐 경우, 알림 메시지를 보여주고 메인 화면으로 이동한다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공지사항</text:p>
      <text:p text:style-name="P9"/>
      <text:p text:style-name="P4"><text:span text:style-name="T1">□ 유스케이스명 :</text:span> 공지사항</text:p>
      <text:p text:style-name="P4"><text:span text:style-name="T1">□ 엑터명 :</text:span> 사용자<text:span text:style-name="T5">(회원)</text:span></text:p>
      <text:p text:style-name="P9">□ 유스케이스 개요 및 설명 : </text:p>
      <text:p text:style-name="P4"><text:s text:c="2"/>사용자가 <text:span text:style-name="T26">EngMockTest(EMT) 시스템에서 관리자의 전달사항을 확인 하는 유스케이스다.</text:span></text:p>
      <text:p text:style-name="P4"><text:span text:style-name="T1">□ 사전 조건 : </text:span><text:span text:style-name="T7">관리자</text:span><text:span text:style-name="T8">의 전달메시지가 </text:span><text:span text:style-name="T9">EngMockTest(EMT) 시스템에 있어야 한다.</text:span></text:p>
      <text:p text:style-name="P9">□ 이벤트 흐름 :</text:p>
      <text:p text:style-name="P9"><text:s/>-정상 흐름 </text:p>
      <text:p text:style-name="P4">① 공지사항 보기를 요청한다.<text:span text:style-name="T28">(엑터)</text:span></text:p>
      <text:p text:style-name="P4">② 공지사항으로 등록된 제목과 번호, 조회수 목록을 보여준다.<text:span text:style-name="T28">(시스템)</text:span></text:p>
      <text:p text:style-name="P4">③ 공지사항 내용 보기를 요청한다.<text:span text:style-name="T6">(엑터)</text:span></text:p>
      <text:p text:style-name="P4">④ 공지사항 제목과 내용을 보여준다<text:span text:style-name="T6">.(시스템)</text:span></text:p>
      <text:list xml:id="list5378892645662561171" text:style-name="L6">
        <text:list-header>
          <text:p text:style-name="P45"/>
        </text:list-header>
      </text:list>
      <text:p text:style-name="P9"><text:s/>-선택 흐름</text:p>
      <text:p text:style-name="P4">▶ 공지사항 글이 없는 경우 빈화면이 나온다.</text:p>
      <text:p text:style-name="P4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공지사항 관리</text:p>
      <text:p text:style-name="P9"/>
      <text:p text:style-name="P4"><text:span text:style-name="T1">□ 유스케이스명 :</text:span> 공지사항 관리</text:p>
      <text:p text:style-name="P4"><text:span text:style-name="T1">□ 엑터명 :</text:span> 관리자</text:p>
      <text:p text:style-name="P9">□ 유스케이스 개요 및 설명 : </text:p>
      <text:p text:style-name="P4"><text:s text:c="2"/>관리자가 <text:span text:style-name="T26">EngMockTest(EMT) 시스템에서 전달사항을 작성하고, 삭제하는 유스케이스다.</text:span></text:p>
      <text:p text:style-name="P4"><text:span text:style-name="T1">□ 사전 조건 : </text:span><text:span text:style-name="T7">관리자</text:span><text:span text:style-name="T9">는 로그인 상태여야 한다.</text:span></text:p>
      <text:p text:style-name="P9">□ 이벤트 흐름 :</text:p>
      <text:p text:style-name="P9"><text:s/>-정상 흐름 </text:p>
      <text:p text:style-name="P4">① 공지사항 보기를 요청한다.<text:span text:style-name="T28">(엑터)</text:span></text:p>
      <text:p text:style-name="P4">② 공지사항으로 등록된 번호, 제목, 날짜목록을 보여준다.<text:span text:style-name="T28">(시스템)</text:span></text:p>
      <text:p text:style-name="P4">③ 공지사항 글 작성하기 요청을 한다.<text:span text:style-name="T33">(엑터)</text:span></text:p>
      <text:p text:style-name="P4">④ 공지사항 글 작성 화면을 보여준다<text:span text:style-name="T6">.(시스템)</text:span></text:p>
      <text:p text:style-name="P37">⑤ 공지사항 제목과 내용을 입력하고 글 등록을 요청한다.(엑터)</text:p>
      <text:p text:style-name="P37">⑥ 공지사항 등록 성공 여부 메시지를 보여준후 공지사항 목록을 보여준다.(시스템)</text:p>
      <text:p text:style-name="P37">⑦ 삭제할 공지사항 하나를 선택한 후 삭제 요청을 한다.(엑터)</text:p>
      <text:p text:style-name="P37">⑧ 삭제 성공여부 메시지를 보여주고 목록을 갱신한다.(시스템)</text:p>
      <text:list xml:id="list3527272883025928622" text:style-name="L7">
        <text:list-header>
          <text:p text:style-name="P46"/>
        </text:list-header>
      </text:list>
      <text:p text:style-name="P9"><text:s/>-선택 흐름</text:p>
      <text:p text:style-name="P4">▶ 공지사항 글이 없는 경우 빈화면이 나온다.</text:p>
      <text:p text:style-name="P4">▶ 관리자가 로그인 상태가 아닐 경우, 알림 메시지를 보여주고 메인 화면으로 이동한다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oft-page-break/><text:span text:style-name="T30">RC문법관리</text:span></text:p>
      <text:p text:style-name="P9"/>
      <text:p text:style-name="P4"><text:span text:style-name="T1">□ 유스케이스명 :</text:span> <text:span text:style-name="T31">RC 문법관리</text:span></text:p>
      <text:p text:style-name="P4"><text:span text:style-name="T1">□ 엑터명 :</text:span> 관리자</text:p>
      <text:p text:style-name="P9">□ 유스케이스 개요 및 설명 : </text:p>
      <text:p text:style-name="P4"><text:s text:c="2"/>관리자가 <text:span text:style-name="T26">EngMockTest(EMT) 시스템에서 RC 문법 문제를 작성하고, 수정, 삭제하는 유스케이스다.</text:span></text:p>
      <text:p text:style-name="P4"><text:span text:style-name="T1">□ 사전 조건 : </text:span><text:span text:style-name="T9">관리자는 로그인 되어있는 상태여야 한다.</text:span></text:p>
      <text:p text:style-name="P9">□ 이벤트 흐름 :</text:p>
      <text:p text:style-name="P9"><text:s/>-정상 흐름 </text:p>
      <text:p text:style-name="P4">① <text:span text:style-name="T31">RC문법 문제</text:span> 보기를 요청한다.<text:span text:style-name="T28">(엑터)</text:span></text:p>
      <text:p text:style-name="P4">② 등록된 문제의 번호, 질문과 내용, 회차의 목록 화면을 보여준다.<text:span text:style-name="T28">(시스템)</text:span></text:p>
      <text:p text:style-name="P4">③ 문법문제 등록 화면을 요청한다.<text:span text:style-name="T29">(엑터)</text:span></text:p>
      <text:p text:style-name="P4">④ 문법문제 작성 화면을 보여준다<text:span text:style-name="T6">.(시스템)</text:span></text:p>
      <text:p text:style-name="P4">⑤ 문법문제의 질문과 보기, 답과 회차를 입력하고 등록을 요청한다.<text:span text:style-name="T29">(엑터)</text:span></text:p>
      <text:p text:style-name="P4">⑥ 문제를 등록하고 성공 여부 메시지를 보여준다.<text:span text:style-name="T29">(시스템)</text:span></text:p>
      <text:p text:style-name="P4">⑦ 문제목록에서 한 문제의 내용보기를 요청한다.<text:span text:style-name="T29">(관리자)</text:span></text:p>
      <text:p text:style-name="P34">⑧ 한 문제의 내용을 보여준다.(시스템)</text:p>
      <text:p text:style-name="P35">⑨ 문제 내용을 수정한 후 수정 요청을 한다.(관리자)</text:p>
      <text:p text:style-name="P38"><text:span text:style-name="T34">⑩ 수정 성공 여부 메시지를 보여준 후 문제 목록을 보여준다.</text:span><text:span text:style-name="T35">(시스템)</text:span></text:p>
      <text:p text:style-name="P38"><text:span text:style-name="T34">⑪ 한 문제의 내용보기에서 문제 삭제 요청을 한다.</text:span><text:span text:style-name="T35">(관리자)</text:span></text:p>
      <text:p text:style-name="P38"><text:span text:style-name="T34">⑫ 문제 삭제 요청이 맞는지를 요청한다.</text:span><text:span text:style-name="T36">(시스템)</text:span></text:p>
      <text:p text:style-name="P36">⑬ 문제 삭제를 요청한다.(관리자)</text:p>
      <text:p text:style-name="P38"><text:span text:style-name="T36">⑭ </text:span><text:span text:style-name="T34">문제 삭제 성공여부를 메시지를 보여주고 문제목록으로 이동한다.</text:span><text:span text:style-name="T35">(시스템)</text:span></text:p>
      <text:list xml:id="list5067013403338223799" text:style-name="L8">
        <text:list-header>
          <text:p text:style-name="P47"/>
        </text:list-header>
      </text:list>
      <text:p text:style-name="P9"><text:s/>-선택 흐름</text:p>
      <text:p text:style-name="P4">▶ 문제 목록이 없는 경우 빈 화면이 나온다.</text:p>
      <text:p text:style-name="P4">▶ 문제 작성시 비어있는 내용이 있을 경우 메시지를 보여준다.</text:p>
      <text:p text:style-name="P4">▶ 관리자가 로그인 하지 않았을 때, 알림 메시지를 보여준다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바탕1" svg:font-family="바탕"/>
    <style:font-face style:name="바탕" svg:font-family="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바탕2" svg:font-family="바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바탕" fo:font-size="12pt" fo:language="en" fo:country="US" style:letter-kerning="true" style:font-name-asian="바탕2" style:font-size-asian="10.5pt" style:language-asian="ko" style:country-asian="KR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2" style:font-size-asian="10.5pt" style:language-asian="ko" style:country-asian="KR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바탕2" style:font-family-asian="바탕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8T15:50:11.599000000</meta:creation-date>
    <meta:generator>LibreOffice/5.0.5.2$Windows_x86 LibreOffice_project/55b006a02d247b5f7215fc6ea0fde844b30035b3</meta:generator>
    <dc:date>2016-05-02T17:12:21.865000000</dc:date>
    <meta:editing-duration>PT16M</meta:editing-duration>
    <meta:editing-cycles>10</meta:editing-cycles>
    <meta:document-statistic meta:table-count="0" meta:image-count="0" meta:object-count="0" meta:page-count="19" meta:paragraph-count="346" meta:word-count="6593" meta:character-count="9058" meta:non-whitespace-character-count="6933"/>
  </office:meta>
</office:document-meta>
</file>